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05mm" fo:margin-left="32.39mm" table:align="left" style:writing-mode="lr-tb"/>
    </style:style>
    <style:style style:name="Table1.A" style:family="table-column">
      <style:table-column-properties style:column-width="93.2mm"/>
    </style:style>
    <style:style style:name="Table1.B" style:family="table-column">
      <style:table-column-properties style:column-width="4.36mm"/>
    </style:style>
    <style:style style:name="Table1.C" style:family="table-column">
      <style:table-column-properties style:column-width="29.49mm"/>
    </style:style>
    <style:style style:name="Table1.1" style:family="table-row">
      <style:table-row-properties style:row-height="36.39mm" fo:keep-together="auto"/>
    </style:style>
    <style:style style:name="Table1.A1" style:family="table-cell">
      <style:table-cell-properties style:vertical-align="middle" fo:padding="0mm" fo:border="0.6pt solid #000001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style:vertical-align="middle" fo:padding="0mm" fo:border-left="0.6pt solid #000001" fo:border-right="none" fo:border-top="none" fo:border-bottom="0.6pt solid #000001"/>
    </style:style>
    <style:style style:name="Table1.2" style:family="table-row">
      <style:table-row-properties style:row-height="1.45mm" fo:keep-together="auto"/>
    </style:style>
    <style:style style:name="Table1.A2" style:family="table-cell">
      <style:table-cell-properties fo:padding="0mm" fo:border-left="0.6pt solid #000001" fo:border-right="0.6pt solid #000001" fo:border-top="0.6pt solid #000001" fo:border-bottom="none"/>
    </style:style>
    <style:style style:name="Table1.B2" style:family="table-cell">
      <style:table-cell-properties fo:padding="0mm" fo:border-left="0.6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0.6pt soli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letter-spacing="-0.07mm" style:text-scale="105%"/>
    </style:style>
    <style:style style:name="P3" style:family="paragraph" style:parent-style-name="Standard" style:master-page-name="Standard">
      <style:paragraph-properties fo:margin-top="0.05mm" fo:margin-bottom="0mm" fo:line-height="0.35mm" style:page-number="auto"/>
    </style:style>
    <style:style style:name="P4" style:family="paragraph" style:parent-style-name="Standard">
      <style:paragraph-properties fo:margin-left="19.69mm" fo:margin-right="5.72mm" fo:margin-top="1.91mm" fo:margin-bottom="0mm" fo:text-indent="-8.89mm" style:auto-text-indent="false"/>
      <style:text-properties fo:color="#000000" style:font-name="Times New Roman" fo:font-size="11.5pt" fo:font-weight="bold" style:font-size-asian="11.5pt" style:font-weight-asian="bold" style:text-scale="105%"/>
    </style:style>
    <style:style style:name="P5" style:family="paragraph" style:parent-style-name="Standard">
      <style:paragraph-properties fo:margin-top="0mm" fo:margin-bottom="2.82mm" fo:line-height="0.35mm"/>
    </style:style>
    <style:style style:name="P6" style:family="paragraph" style:parent-style-name="Standard">
      <style:paragraph-properties fo:margin-left="0mm" fo:margin-right="7.62mm" fo:line-height="77%" fo:text-align="end" style:justify-single-word="false" fo:text-indent="0mm" style:auto-text-indent="false"/>
    </style:style>
    <style:style style:name="P7" style:family="paragraph" style:parent-style-name="Standard">
      <style:paragraph-properties fo:margin-left="1.27mm" fo:margin-right="0mm" fo:text-indent="0mm" style:auto-text-indent="false"/>
    </style:style>
    <style:style style:name="P8" style:family="paragraph" style:parent-style-name="Standard">
      <style:paragraph-properties fo:margin-left="1.27mm" fo:margin-right="0mm" fo:margin-top="3.18mm" fo:margin-bottom="0mm" fo:text-indent="0mm" style:auto-text-indent="false"/>
    </style:style>
    <style:style style:name="P9" style:family="paragraph" style:parent-style-name="Standard">
      <style:paragraph-properties fo:margin-left="1.27mm" fo:margin-right="0mm" fo:margin-top="8.26mm" fo:margin-bottom="0mm" fo:text-indent="0mm" style:auto-text-indent="false">
        <style:tab-stops>
          <style:tab-stop style:position="56.97mm" style:leader-style="dotted" style:leader-text="."/>
          <style:tab-stop style:position="111.27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1.27mm" fo:margin-right="0mm" fo:margin-top="8.26mm" fo:margin-bottom="0mm" fo:text-indent="0mm" style:auto-text-indent="false">
        <style:tab-stops>
          <style:tab-stop style:position="88.14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1.27mm" fo:margin-right="0mm" fo:margin-top="4.45mm" fo:margin-bottom="0mm" fo:line-height="85%" fo:text-indent="0mm" style:auto-text-indent="false"/>
    </style:style>
    <style:style style:name="P12" style:family="paragraph" style:parent-style-name="Standard">
      <style:paragraph-properties fo:margin-left="1.27mm" fo:margin-right="0mm" fo:margin-top="3.81mm" fo:margin-bottom="0mm" fo:line-height="85%" fo:text-indent="0mm" style:auto-text-indent="false">
        <style:tab-stops>
          <style:tab-stop style:position="88.9mm" style:type="right"/>
        </style:tab-stops>
      </style:paragraph-properties>
    </style:style>
    <style:style style:name="P13" style:family="paragraph" style:parent-style-name="Standard">
      <style:paragraph-properties fo:margin-left="1.27mm" fo:margin-right="0mm" fo:margin-top="0.64mm" fo:margin-bottom="0mm" fo:line-height="85%" fo:text-indent="0mm" style:auto-text-indent="false">
        <style:tab-stops>
          <style:tab-stop style:position="88.14mm" style:type="right"/>
        </style:tab-stops>
      </style:paragraph-properties>
    </style:style>
    <style:style style:name="P14" style:family="paragraph" style:parent-style-name="Standard">
      <style:paragraph-properties fo:margin-left="1.27mm" fo:margin-right="0mm" fo:margin-top="0mm" fo:margin-bottom="10.16mm" fo:text-indent="0mm" style:auto-text-indent="false">
        <style:tab-stops>
          <style:tab-stop style:position="73.48mm" style:leader-style="dotted" style:leader-text="."/>
          <style:tab-stop style:position="137.23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1.27mm" fo:margin-right="0mm" fo:margin-top="1.91mm" fo:margin-bottom="3.81mm" fo:text-indent="0mm" style:auto-text-indent="false"/>
    </style:style>
    <style:style style:name="P16" style:family="paragraph" style:parent-style-name="Standard">
      <style:paragraph-properties fo:margin-left="10.16mm" fo:margin-right="0mm" fo:margin-top="3.81mm" fo:margin-bottom="0mm" fo:text-indent="0mm" style:auto-text-indent="false">
        <style:tab-stops>
          <style:tab-stop style:position="155.52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1.27mm" fo:margin-right="3.81mm" fo:margin-top="4.45mm" fo:margin-bottom="0mm" fo:line-height="200%" fo:text-indent="0mm" style:auto-text-indent="false">
        <style:tab-stops>
          <style:tab-stop style:position="89.16mm" style:leader-style="dotted" style:leader-text="."/>
          <style:tab-stop style:position="155.52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13.97mm" fo:margin-right="0mm" fo:margin-top="3.18mm" fo:margin-bottom="0mm" fo:text-indent="0mm" style:auto-text-indent="false"/>
    </style:style>
    <style:style style:name="P19" style:family="paragraph" style:parent-style-name="Standard">
      <style:paragraph-properties fo:margin-left="19.05mm" fo:margin-right="3.81mm" fo:margin-top="2.54mm" fo:margin-bottom="0mm" fo:text-align="justify" style:justify-single-word="false" fo:text-indent="-6.35mm" style:auto-text-indent="false"/>
    </style:style>
    <style:style style:name="P20" style:family="paragraph" style:parent-style-name="Standard">
      <style:paragraph-properties fo:margin-left="19.05mm" fo:margin-right="3.81mm" fo:margin-top="3.18mm" fo:margin-bottom="0mm" fo:text-align="justify" style:justify-single-word="false" fo:text-indent="-5.08mm" style:auto-text-indent="false"/>
    </style:style>
    <style:style style:name="P21" style:family="paragraph" style:parent-style-name="Standard">
      <style:paragraph-properties fo:margin-left="19.05mm" fo:margin-right="3.81mm" fo:margin-top="3.18mm" fo:margin-bottom="0mm" fo:text-align="justify" style:justify-single-word="false" fo:text-indent="0mm" style:auto-text-indent="false"/>
    </style:style>
    <style:style style:name="P22" style:family="paragraph" style:parent-style-name="Standard">
      <style:paragraph-properties fo:margin-left="0mm" fo:margin-right="48.26mm" fo:margin-top="2.54mm" fo:margin-bottom="0mm" fo:line-height="5.98mm" fo:text-indent="0mm" style:auto-text-indent="false"/>
    </style:style>
    <style:style style:name="P23" style:family="paragraph" style:parent-style-name="Standard">
      <style:paragraph-properties fo:margin-top="3.18mm" fo:margin-bottom="0mm" fo:line-height="3.62mm">
        <style:tab-stops>
          <style:tab-stop style:position="54.29mm" style:type="right"/>
        </style:tab-stops>
      </style:paragraph-properties>
    </style:style>
    <style:style style:name="P24" style:family="paragraph" style:parent-style-name="Standard">
      <style:paragraph-properties fo:margin-left="0mm" fo:margin-right="6.35mm" fo:margin-top="1.27mm" fo:margin-bottom="0mm" fo:line-height="4.11mm" fo:text-align="end" style:justify-single-word="false" fo:text-indent="0mm" style:auto-text-indent="false"/>
    </style:style>
    <style:style style:name="P25" style:family="paragraph" style:parent-style-name="Standard">
      <style:paragraph-properties fo:line-height="3.55mm" fo:text-align="end" style:justify-single-word="false" fo:break-before="column"/>
    </style:style>
    <style:style style:name="P26" style:family="paragraph" style:parent-style-name="Standard">
      <style:paragraph-properties fo:margin-left="0mm" fo:margin-right="17.78mm" fo:margin-top="6.99mm" fo:margin-bottom="0mm" fo:line-height="6.4mm" fo:text-indent="0mm" style:auto-text-indent="false"/>
    </style:style>
    <style:style style:name="P27" style:family="paragraph" style:parent-style-name="Standard">
      <style:paragraph-properties fo:margin-top="2.54mm" fo:margin-bottom="0mm" fo:line-height="102%"/>
    </style:style>
    <style:style style:name="P28" style:family="paragraph" style:parent-style-name="Standard" style:master-page-name="">
      <style:paragraph-properties fo:line-height="4.25mm" style:page-number="auto"/>
    </style:style>
    <style:style style:name="T1" style:family="text">
      <style:text-properties fo:color="#000000" style:font-name="Times New Roman" fo:letter-spacing="-0.11mm" style:text-scale="105%"/>
    </style:style>
    <style:style style:name="T2" style:family="text">
      <style:text-properties fo:color="#000000" style:font-name="Times New Roman" style:text-scale="105%"/>
    </style:style>
    <style:style style:name="T3" style:family="text">
      <style:text-properties fo:color="#000000" style:font-name="Times New Roman" fo:letter-spacing="-0.07mm" style:text-scale="105%"/>
    </style:style>
    <style:style style:name="T4" style:family="text">
      <style:text-properties fo:color="#000000" style:font-name="Times New Roman" fo:font-size="11.5pt" fo:font-weight="bold" style:font-size-asian="11.5pt" style:font-weight-asian="bold" style:text-scale="105%"/>
    </style:style>
    <style:style style:name="T5" style:family="text">
      <style:text-properties fo:color="#000000" style:font-name="Times New Roman" fo:font-size="11.5pt" fo:letter-spacing="-0.56mm" fo:font-weight="bold" style:font-size-asian="11.5pt" style:font-weight-asian="bold" style:text-scale="105%"/>
    </style:style>
    <style:style style:name="T6" style:family="text">
      <style:text-properties fo:color="#000000" style:font-name="Times New Roman" fo:font-size="11.5pt" fo:letter-spacing="-0.11mm" fo:font-weight="bold" style:font-size-asian="11.5pt" style:font-weight-asian="bold" style:text-scale="105%"/>
    </style:style>
    <style:style style:name="T7" style:family="text">
      <style:text-properties fo:color="#000000" style:font-name="Times New Roman" fo:font-size="13pt" fo:font-weight="bold" style:font-size-asian="13pt" style:font-weight-asian="bold" style:text-scale="105%"/>
    </style:style>
    <style:style style:name="T8" style:family="text">
      <style:text-properties fo:color="#000000" style:font-name="Times New Roman" fo:font-size="28pt" fo:font-weight="bold" style:font-size-asian="28pt" style:font-weight-asian="bold" style:font-size-complex="28pt" style:text-scale="105%"/>
    </style:style>
    <style:style style:name="T9" style:family="text">
      <style:text-properties fo:color="#000000" style:font-name="Times New Roman" fo:font-size="26pt" fo:font-weight="bold" style:font-size-asian="26pt" style:font-weight-asian="bold" style:text-scale="105%"/>
    </style:style>
    <style:style style:name="T10" style:family="text">
      <style:text-properties fo:color="#000000" style:font-name="Times New Roman" fo:font-size="9pt" fo:font-weight="bold" style:font-size-asian="9pt" style:font-weight-asian="bold" style:text-scale="110%"/>
    </style:style>
    <style:style style:name="T11" style:family="text">
      <style:text-properties fo:color="#000000" style:font-name="Times New Roman" fo:font-size="10.5pt" fo:letter-spacing="-0.11mm" style:font-size-asian="10.5pt" style:text-scale="110%"/>
    </style:style>
    <style:style style:name="T12" style:family="text">
      <style:text-properties fo:color="#000000" style:font-name="Times New Roman" fo:font-size="10.5pt" fo:letter-spacing="7.16mm" style:font-size-asian="10.5pt" style:text-scale="110%"/>
    </style:style>
    <style:style style:name="T13" style:family="text">
      <style:text-properties fo:color="#000000" style:font-name="Times New Roman" fo:font-size="10.5pt" style:font-size-asian="10.5pt" style:text-scale="110%"/>
    </style:style>
    <style:style style:name="T14" style:family="text">
      <style:text-properties fo:color="#000000" style:font-name="Times New Roman" fo:font-size="10.5pt" fo:letter-spacing="-0.21mm" style:font-size-asian="10.5pt" style:text-scale="110%"/>
    </style:style>
    <style:style style:name="T15" style:family="text">
      <style:text-properties fo:color="#000000" style:font-name="Times New Roman" fo:font-size="10.5pt" fo:letter-spacing="0.07mm" style:font-size-asian="10.5pt" style:text-scale="110%"/>
    </style:style>
    <style:style style:name="T16" style:family="text">
      <style:text-properties fo:color="#000000" style:font-name="Times New Roman" fo:font-size="10.5pt" fo:letter-spacing="-0.18mm" style:font-size-asian="10.5pt" style:text-scale="110%"/>
    </style:style>
    <style:style style:name="T17" style:family="text">
      <style:text-properties fo:color="#000000" style:font-name="Times New Roman" fo:font-size="10.5pt" fo:letter-spacing="-0.18mm" fo:font-weight="bold" style:font-size-asian="10.5pt" style:font-weight-asian="bold" style:text-scale="110%"/>
    </style:style>
    <style:style style:name="T18" style:family="text">
      <style:text-properties fo:color="#000000" style:font-name="Times New Roman" fo:font-size="10.5pt" fo:letter-spacing="-0.14mm" style:font-size-asian="10.5pt" style:text-scale="110%"/>
    </style:style>
    <style:style style:name="T19" style:family="text">
      <style:text-properties fo:color="#000000" style:font-name="Times New Roman" fo:font-size="10.5pt" fo:letter-spacing="-0.14mm" fo:font-weight="bold" style:font-size-asian="10.5pt" style:font-weight-asian="bold" style:text-scale="110%"/>
    </style:style>
    <style:style style:name="T20" style:family="text">
      <style:text-properties fo:color="#000000" style:font-name="Times New Roman" fo:font-size="10.5pt" fo:letter-spacing="-0.02mm" style:font-size-asian="10.5pt" style:text-scale="110%"/>
    </style:style>
    <style:style style:name="T21" style:family="text">
      <style:text-properties fo:color="#000000" style:font-name="Times New Roman" fo:font-size="10.5pt" fo:letter-spacing="-0.16mm" style:font-size-asian="10.5pt" style:text-scale="110%"/>
    </style:style>
    <style:style style:name="T22" style:family="text">
      <style:text-properties fo:color="#000000" style:font-name="Times New Roman" fo:font-size="10.5pt" fo:letter-spacing="-0.23mm" style:font-size-asian="10.5pt" style:text-scale="110%"/>
    </style:style>
    <style:style style:name="T23" style:family="text">
      <style:text-properties fo:color="#000000" style:font-name="Times New Roman" fo:font-size="10.5pt" fo:letter-spacing="-0.23mm" fo:font-weight="bold" style:font-size-asian="10.5pt" style:font-weight-asian="bold" style:text-scale="110%"/>
    </style:style>
    <style:style style:name="T24" style:family="text">
      <style:text-properties fo:color="#000000" style:font-name="Times New Roman" fo:font-size="10.5pt" fo:letter-spacing="-0.12mm" style:font-size-asian="10.5pt" style:text-scale="110%"/>
    </style:style>
    <style:style style:name="T25" style:family="text">
      <style:text-properties fo:color="#000000" style:font-name="Times New Roman" fo:font-size="10.5pt" fo:letter-spacing="-0.07mm" style:font-size-asian="10.5pt" style:text-scale="110%"/>
    </style:style>
    <style:style style:name="T26" style:family="text">
      <style:text-properties fo:color="#000000" style:font-name="Times New Roman" fo:font-size="10.5pt" fo:letter-spacing="-0.28mm" style:font-size-asian="10.5pt" style:text-scale="110%"/>
    </style:style>
    <style:style style:name="T27" style:family="text">
      <style:text-properties fo:color="#000000" style:font-name="Times New Roman" fo:font-size="10.5pt" fo:letter-spacing="-0.25mm" style:font-size-asian="10.5pt" style:text-scale="110%"/>
    </style:style>
    <style:style style:name="T28" style:family="text">
      <style:text-properties fo:color="#000000" style:font-name="Times New Roman" fo:font-size="10.5pt" fo:letter-spacing="-0.35mm" style:font-size-asian="10.5pt" style:text-scale="110%"/>
    </style:style>
    <style:style style:name="Sect1" style:family="section">
      <style:section-properties style:editable="false">
        <style:columns fo:column-count="2">
          <style:column style:rel-width="36063*" fo:start-indent="0mm" fo:end-indent="8.94mm"/>
          <style:column style:rel-width="29472*" fo:start-indent="8.94mm" fo:end-indent="0mm"/>
        </style:columns>
      </style:section-properties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76mm" svg:stroke-color="#000000" draw:stroke-linejoin="round" draw:fill="solid" draw:fill-color="#ffffff" fo:min-height="0.02mm" fo:min-width="0.02mm" fo:padding-top="0.37mm" fo:padding-bottom="0.37mm" fo:padding-left="0.37mm" fo:padding-right="0.3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 <text:line-break/></text:span><text:span text:style-name="T2">(CHAPTER 50) <text:line-break/></text:span><text:span text:style-name="T3">SECTION 30 (4)(c)</text:span></text:p>
            <text:p text:style-name="P2"/>
            <text:p text:style-name="P1"><text:span text:style-name="T4">STATUTORY DECLARATION BY </text:span></text:p>
            <text:p text:style-name="P1"><text:span text:style-name="T5">DIRECTOR OR SECRETARY VERIFYING </text:span></text:p>
            <text:p text:style-name="P1"><text:span text:style-name="T4">EXECUTION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"><text:span text:style-name="T7">FORM</text:span></text:p>
            <text:p text:style-name="P1"><text:span text:style-name="T8">16B</text:span></text:p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"><text:span text:style-name="T9">16B</text:span></text:p>
          </table:table-cell>
        </table:table-row>
      </table:table>
      <text:p text:style-name="P5"/>
      <text:p text:style-name="P6"><text:span text:style-name="T10">Folio No</text:span></text:p>
      <text:p text:style-name="P7"><text:span text:style-name="T11">Name of Company:</text:span></text:p>
      <text:p text:style-name="P8"><text:span text:style-name="T11">Company No:</text:span></text:p>
      <text:p text:style-name="P16"><text:span text:style-name="T12">*I,</text:span><text:span text:style-name="T13"><text:tab/></text:span><text:span text:style-name="T12">of</text:span></text:p>
      <text:p text:style-name="P17"><text:span text:style-name="T13"><text:tab/></text:span><text:span text:style-name="T14">*NRIC/Passport No <text:tab/></text:span><text:span text:style-name="T15">make <text:line-break/></text:span><text:span text:style-name="T16">oath and say as follows:</text:span></text:p>
      <text:p text:style-name="P18"><text:span text:style-name="T18">1 I am a *Director/Secretary of the abovenamed company.</text:span></text:p>
      <text:p text:style-name="P19"><text:span text:style-name="T20">2 The person(s) by whom or on whose behalf the Form 16A (Assent by members to </text:span><text:span text:style-name="T21">application to convert company to unlimited company) has been subscribed constitutes the </text:span><text:span text:style-name="T22">whole membership of the abovenamed company.</text:span></text:p>
      <text:p text:style-name="P20"><text:span text:style-name="T21">3 Where the aforesaid Form 16A has been signed by a person on behalf of the member, I have </text:span><text:span text:style-name="T24">taken all reasonable steps to satisfy myself that the person who signed the aforesaid Form </text:span><text:span text:style-name="T22">16A was lawfully empowered to do so.</text:span></text:p>
      <text:p text:style-name="P21"><text:span text:style-name="T16">And I make this solemn declaration by virtue of the provisions of the Oaths and Declarations </text:span><text:span text:style-name="T21">Act (Cap. 211), and subject to the penalties provided by that Act for the making of false </text:span><text:span text:style-name="T24">statements in statutory declarations, conscientiously believing the statements contained in </text:span><text:span text:style-name="T14">this declaration to be true in every particular.</text:span></text:p>
      <text:p text:style-name="P9"><text:span text:style-name="T11">Declared at <text:tab/></text:span><text:span text:style-name="T13">this <text:tab/>day of</text:span></text:p>
      <text:p text:style-name="P11"><text:span text:style-name="T25">Before me -</text:span></text:p>
      <text:p text:style-name="P10"><text:span text:style-name="T18">Signature: <text:s/><text:tab/></text:span><text:span text:style-name="T16">Signature:</text:span></text:p>
      <text:p text:style-name="P12"><text:span text:style-name="T26">Name of<text:tab/> <text:s text:c="4"/></text:span><text:span text:style-name="T13">Name of</text:span></text:p>
      <text:p text:style-name="P13"><text:span text:style-name="T27">Commissioner<text:tab/></text:span><text:span text:style-name="T16">*Director/</text:span></text:p>
      <text:p text:style-name="P14"><text:span text:style-name="T11">for Oaths: <text:s/><text:tab/> </text:span><text:bookmark text:name="_GoBack"/><text:span text:style-name="T25">Secretary:<text:tab/></text:span></text:p>
      <text:p text:style-name="P15"><text:span text:style-name="T27">* Delete where applicable</text:span></text:p>
      <text:p text:style-name="Standard"/>
      <text:section text:style-name="Sect1" text:name="TextSection">
        <text:p text:style-name="P28"><text:span text:style-name="T23">Lodged in the office of the Registrar of </text:span><text:span text:style-name="T19">Companies &amp; Businesses by</text:span></text:p>
        <text:p text:style-name="P22"><text:span text:style-name="T13">Name: </text:span><text:span text:style-name="T27">Address:</text:span></text:p>
        <text:p text:style-name="P23"><text:span text:style-name="T28">A/c No:<text:tab/></text:span><text:span text:style-name="T13">Tel No :</text:span></text:p>
        <text:p text:style-name="P24"><text:span text:style-name="T13">Fax No:</text:span></text:p>
        <text:p text:style-name="P25"><text:span text:style-name="T17">For Official Use</text:span></text:p>
        <text:p text:style-name="P26"><text:span text:style-name="T26">Date Of Registration: </text:span><text:span text:style-name="T11">Receipt No:</text:span></text:p>
        <text:p text:style-name="P27"><text:span text:style-name="T11">Checked By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4.15mm" fo:margin-bottom="6.14mm" fo:margin-left="27.57mm" fo:margin-right="27.82mm" style:writing-mode="lr-tb" style:layout-grid-color="#c0c0c0" style:layout-grid-lines="2591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4:56:00</meta:creation-date>
    <dc:date>2015-12-16T05:01:00</dc:date>
    <meta:editing-duration>PT5S</meta:editing-duration>
    <meta:generator>LibreOffice/3.5$Linux_X86_64 LibreOffice_project/350m1$Build-2</meta:generator>
    <meta:document-statistic meta:table-count="1" meta:image-count="0" meta:object-count="0" meta:page-count="1" meta:paragraph-count="30" meta:word-count="225" meta:character-count="1338" meta:non-whitespace-character-count="112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